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no-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599cm" svg:height="1.799cm" svg:x="1.2cm" svg:y="1.8cm">
          <text:p text:style-name="P1"><text:span text:style-name="T1">Leex and Ye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638cm" svg:height="12.179cm" svg:x="1.4cm" svg:y="5.82cm">
          <text:p text:style-name="P3"><text:span text:style-name="T1">leex and yecc are erlang parsing tool set</text:span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19.599cm" svg:height="1.799cm" svg:x="1.2cm" svg:y="1.8cm">
          <text:p text:style-name="P1"><text:span text:style-name="T1">Le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5"><text:span text:style-name="T1">To start off with, you need a lexer grammar to generate the lexer.</text:span></text:p>
            </text:list-item>
            <text:list-item>
              <text:p text:style-name="P5"><text:span text:style-name="T1"><text:s/></text:span><text:span text:style-name="T1">A lexer grammar is essentially a set of rules defining how to tokenize an input stream </text:span></text:p>
              <text:p text:style-name="P5"><text:span text:style-name="T1">based on regular expressions. The grammar used in this example looks like this:</text:span></text:p>
            </text:list-item>
            <text:list-item>
              <text:p text:style-name="P5"><text:span text:style-name="T1">ex)</text:span><text:span text:style-name="T1"><text:tab/>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">Definitions.</text:span></text:p>
                </text:list-item>
                <text:list-item>
                  <text:p text:style-name="P5"><text:span text:style-name="T1">Rules.</text:span></text:p>
                </text:list-item>
                <text:list-item>
                  <text:p text:style-name="P5"><text:span text:style-name="T1">Erlang code.</text:span></text:p>
                </text:list-item>
              </text:list>
            </text:list-item>
            <text:list-item>
              <text:p text:style-name="P5"><text:span text:style-name="T1">FileType : .xrl</text:span></text:p>
            </text:list-item>
            <text:list-item>
              <text:p text:style-name="P5"><text:span text:style-name="T1">Generate token : </text:span></text:p>
              <text:list>
                <text:list-item>
                  <text:p text:style-name="P5"><text:span text:style-name="T1">leex:file(“filename.xrl”). It will generate erl file as filename.erl, </text:span></text:p>
                  <text:p text:style-name="P5"><text:span text:style-name="T1">this erlang file having <text:s/>module of string/1</text:span></text:p>
                </text:list-item>
              </text:list>
            </text:list-item>
            <text:list-item>
              <text:p text:style-name="P5"><text:span text:style-name="T1">Rules</text:span></text:p>
              <text:list>
                <text:list-item>
                  <text:p text:style-name="P5"><text:span text:style-name="T1">TokenLine </text:span></text:p>
                </text:list-item>
                <text:list-item>
                  <text:p text:style-name="P5"><text:span text:style-name="T1">TokenChars</text:span></text:p>
                </text:list-item>
                <text:list-item>
                  <text:p text:style-name="P5"><text:span text:style-name="T1">skip_token</text:span></text:p>
                </text:list-item>
                <text:list-item>
                  <text:p text:style-name="P5"><text:span text:style-name="T1">Toke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Srt leex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5"><text:span text:style-name="T2">Definitions</text:span><text:span text:style-name="T1">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">D = [0-9]</text:span></text:p>
                </text:list-item>
              </text:list>
            </text:list-item>
            <text:list-item>
              <text:p text:style-name="P5"><text:span text:style-name="T2">Rules</text:span><text:span text:style-name="T1">.</text:span></text:p>
            </text:list-item>
            <text:list-item>
              <text:p text:style-name="P5"><text:span text:style-name="T1">[\s\t\r\n]+ : skip_token.</text:span></text:p>
            </text:list-item>
            <text:list-item>
              <text:p text:style-name="P5"><text:span text:style-name="T1">{D}+\n : {token,{record_number,list_to_integer(removeNewLine(TokenChars,[]))}}.</text:span></text:p>
            </text:list-item>
            <text:list-item>
              <text:p text:style-name="P5"><text:span text:style-name="T1">--&gt; : {token ,{break,TokenLine}}.</text:span></text:p>
            </text:list-item>
            <text:list-item>
              <text:p text:style-name="P5"><text:span text:style-name="T1">\n(.+)\n+ : {token ,{content,removeNewLine(tl(TokenChars),[])}}.</text:span></text:p>
            </text:list-item>
            <text:list-item>
              <text:p text:style-name="P5"><text:span text:style-name="T1">{D}+ : {token,{hours,list_to_integer(TokenChars)}}.</text:span></text:p>
            </text:list-item>
            <text:list-item>
              <text:p text:style-name="P5"><text:span text:style-name="T1">:{D}+ : {token,{time,list_to_integer(tl(TokenChars))}}.</text:span></text:p>
            </text:list-item>
            <text:list-item>
              <text:p text:style-name="P5"><text:span text:style-name="T1">,{D}+ : {token,{milliSeconds,list_to_integer(tl(TokenChars))}}.</text:span></text:p>
            </text:list-item>
            <text:list-item>
              <text:p text:style-name="P5"><text:span text:style-name="T2">Erlang code</text:span><text:span text:style-name="T1">.</text:span></text:p>
            </text:list-item>
            <text:list-item>
              <text:p text:style-name="P5"><text:span text:style-name="T1">removeNewLine([],Res) -&gt; lists:reverse(Res);</text:span></text:p>
            </text:list-item>
            <text:list-item>
              <text:p text:style-name="P5"><text:span text:style-name="T1">removeNewLine([$\n|Sofar],Res) -&gt; removeNewLine(Sofar,Res);</text:span></text:p>
            </text:list-item>
            <text:list-item>
              <text:p text:style-name="P5"><text:span text:style-name="T1">removeNewLine([$\r|Sofar],Res) -&gt; removeNewLine(Sofar,Res);</text:span></text:p>
            </text:list-item>
            <text:list-item>
              <text:p text:style-name="P5"><text:span text:style-name="T1">removeNewLine([H|Sofar],Res) -&gt; removeNewLine(Sofar,[H|Res]).</text:span></text:p>
            </text:list-item>
          </text:list>
          <text:p text:style-name="P5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><text:span text:style-name="T1">Yecc</text:span></text:p>
          <text:p text:style-name="P1"><text:span text:style-name="T3"><text:s/></text:span><text:span text:style-name="T3">A parser grammar for yecc consists of five component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5"><text:span text:style-name="T2">Nonterminals</text:span><text:span text:style-name="T1"> - these are syntactic elements that are composed of terminal </text:span></text:p>
              <text:p text:style-name="P5"><text:span text:style-name="T1">systems in various patterns;</text:span></text:p>
            </text:list-item>
            <text:list-item>
              <text:p text:style-name="P5"><text:span text:style-name="T2">Terminals</text:span><text:span text:style-name="T1"> - these are indivisible symbols that form building blocks for composed structures.</text:span></text:p>
              <text:p text:style-name="P5"><text:span text:style-name="T1">These are the tokens supplied by the lexer;</text:span></text:p>
            </text:list-item>
            <text:list-item>
              <text:p text:style-name="P5"><text:span text:style-name="T2">Rootsymbol</text:span><text:span text:style-name="T1"> - this is the root of the syntax tree, i.e. the contextual </text:span></text:p>
              <text:p text:style-name="P5"><text:span text:style-name="T1">starting point for interpreting the input symbols;</text:span></text:p>
            </text:list-item>
            <text:list-item>
              <text:p text:style-name="P5"><text:span text:style-name="T2">Rules</text:span><text:span text:style-name="T1"> - these tell the parser how to classify and structure the tokens it is consuming. </text:span></text:p>
              <text:p text:style-name="P5"><text:span text:style-name="T1">A rule has a name, the pattern it matches and the action to be taken when the rule fires. </text:span></text:p>
              <text:p text:style-name="P5"><text:span text:style-name="T1">These return the final data structures to the application, </text:span></text:p>
              <text:p text:style-name="P5"><text:span text:style-name="T1">so this is the point where you can perform any contextual transformations that are necessary;</text:span></text:p>
            </text:list-item>
            <text:list-item>
              <text:p text:style-name="P5"><text:span text:style-name="T2">Erlang code </text:span><text:span text:style-name="T1">- as with the lexer grammar, this is where you can define functions to </text:span></text:p>
              <text:p text:style-name="P5"><text:span text:style-name="T1">abbreviate the actions defined in the rul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2" draw:layer="layout" svg:width="19.599cm" svg:height="1.799cm" svg:x="1.2cm" svg:y="1.8cm">
          <text:p text:style-name="P1"><text:span text:style-name="T1">Srt Yecc Par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5"><text:span text:style-name="T2">Nonterminals</text:span><text:span text:style-name="T1"> srt record records <text:s/>time_duration time_format.</text:span></text:p>
            </text:list-item>
            <text:list-item>
              <text:p text:style-name="P5"><text:span text:style-name="T2">Terminals</text:span><text:span text:style-name="T1"> record_number break content hours time milliSeconds .</text:span></text:p>
            </text:list-item>
            <text:list-item>
              <text:p text:style-name="P5"><text:span text:style-name="T2">Rootsymbol</text:span><text:span text:style-name="T1"> srt.</text:span></text:p>
            </text:list-item>
            <text:list-item>
              <text:p text:style-name="P5"><text:span text:style-name="T1">srt -&gt; records : '$1'.</text:span></text:p>
            </text:list-item>
            <text:list-item>
              <text:p text:style-name="P5"><text:span text:style-name="T1">records -&gt; record : '$1'.</text:span></text:p>
            </text:list-item>
            <text:list-item>
              <text:p text:style-name="P5"><text:span text:style-name="T1">records -&gt; record records : ['$1'|'$2'].</text:span></text:p>
            </text:list-item>
            <text:list-item>
              <text:p text:style-name="P5"><text:span text:style-name="T1">record -&gt; record_number time_duration content : ['$1','$2', '$3'].</text:span></text:p>
            </text:list-item>
            <text:list-item>
              <text:p text:style-name="P5"><text:span text:style-name="T1">time_duration -&gt; time_format break time_format : {'duration',[{'start','$1'},{'end','$3'}]}.</text:span></text:p>
            </text:list-item>
            <text:list-item>
              <text:p text:style-name="P5"><text:span text:style-name="T1">time_format -&gt; hours time time milliSeconds : {element(2,'$1'),element(2,'$2'),element(2,'$3'),element(2,'$4')}.</text:span></text:p>
            </text:list-item>
            <text:list-item>
              <text:p text:style-name="P5"><text:span text:style-name="T2">Erlang Code.</text:span></text:p>
            </text:list-item>
          </text:list>
          <text:p text:style-name="P5"><text:span text:style-name="T1"/></text:p>
          <text:list text:continue-numbering="true" text:style-name="L2">
            <text:list-item>
              <text:p text:style-name="P5"><text:span text:style-name="T2">File Type : </text:span><text:span text:style-name="T1">filename.yrl</text:span></text:p>
            </text:list-item>
            <text:list-item>
              <text:p text:style-name="P5"><text:span text:style-name="T2">Run by</text:span></text:p>
            </text:list-item>
            <text:list-item>
              <text:p text:style-name="P5"><text:span text:style-name="T2">yecc:yecc(”srtParser.yrl”,”srtParser.erl”).</text:span></text:p>
            </text:list-item>
          </text:list>
          <text:p text:style-name="P5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1" draw:text-style-name="P2" draw:layer="layout" svg:width="19.599cm" svg:height="1.799cm" svg:x="1.2cm" svg:y="1.8cm">
          <text:p text:style-name="P1"><text:span text:style-name="T1">Sample Srt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5"><text:span text:style-name="T1">1\n</text:span></text:p>
            </text:list-item>
            <text:list-item>
              <text:p text:style-name="P5"><text:span text:style-name="T1">00:00:39,799 --&gt; 00:00:42,039\n</text:span></text:p>
            </text:list-item>
            <text:list-item>
              <text:p text:style-name="P5"><text:span text:style-name="T1">When I was lying there in the VA hospital,\n</text:span></text:p>
            </text:list-item>
            <text:list-item>
              <text:p text:style-name="P5"><text:span text:style-name="T1">\n</text:span></text:p>
            </text:list-item>
            <text:list-item>
              <text:p text:style-name="P5"><text:span text:style-name="T1">2\n</text:span></text:p>
            </text:list-item>
            <text:list-item>
              <text:p text:style-name="P5"><text:span text:style-name="T1">00:00:42,176 --&gt; 00:00:45,136\n</text:span></text:p>
            </text:list-item>
            <text:list-item>
              <text:p text:style-name="P5"><text:span text:style-name="T1">with a big hole blown through the middle of my life,\n</text:span></text:p>
            </text:list-item>
            <text:list-item>
              <text:p text:style-name="P5"><text:span text:style-name="T1">\n</text:span></text:p>
            </text:list-item>
            <text:list-item>
              <text:p text:style-name="P5"><text:span text:style-name="T1">3\n</text:span></text:p>
            </text:list-item>
            <text:list-item>
              <text:p text:style-name="P5"><text:span text:style-name="T1">00:00:45,936 --&gt; 00:00:48,436\n</text:span></text:p>
            </text:list-item>
            <text:list-item>
              <text:p text:style-name="P5"><text:span text:style-name="T1">I started having these dreams of flying.\n</text:span></text:p>
            </text:list-item>
            <text:list-item>
              <text:p text:style-name="P5"><text:span text:style-name="T1">\n</text:span></text:p>
            </text:list-item>
            <text:list-item>
              <text:p text:style-name="P5"><text:span text:style-name="T1">4\n</text:span></text:p>
            </text:list-item>
            <text:list-item>
              <text:p text:style-name="P5"><text:span text:style-name="T1">00:00:49,806 --&gt; 00:00:51,266\n</text:span></text:p>
            </text:list-item>
            <text:list-item>
              <text:p text:style-name="P5"><text:span text:style-name="T1">I was free.\n</text:span></text:p>
            </text:list-item>
            <text:list-item>
              <text:p text:style-name="P5"><text:span text:style-name="T1">\n</text:span></text:p>
            </text:list-item>
            <text:list-item>
              <text:p text:style-name="P5"><text:span text:style-name="T2">output</text:span></text:p>
            </text:list-item>
            <text:list-item>
              <text:p text:style-name="P5"><text:span text:style-name="T1"><text:s/></text:span><text:span text:style-name="T1">[{record_number,1}, <text:s/>{duration,[{start,{0,0,39,799}},{'end',{0,0,42,39}}]}, {content,"When I was lying there in the VA hospital,"}],</text:span></text:p>
            </text:list-item>
            <text:list-item>
              <text:p text:style-name="P5"><text:span text:style-name="T1">[{record_number,2}, <text:s/>{duration,[{start,{0,0,42,176}},{'end',{0,0,45,136}}]}, <text:s/>{content,"with a big hole blown through the middle of my life,"}]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19.599cm" svg:height="1.799cm" svg:x="1.2cm" svg:y="1.8cm">
          <text:p text:style-name="P1"><text:span text:style-name="T1">Html Par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5"><text:span text:style-name="T1">Rules followed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">&lt;{TAG}+\s*&gt; for open html tag</text:span></text:p>
                </text:list-item>
                <text:list-item>
                  <text:p text:style-name="P5"><text:span text:style-name="T1">&lt;{TAG}+(\s*{TAG}+\s*=\s*{Attr}+\s*)*(/&gt;|&gt;) for html tag with attributes</text:span></text:p>
                </text:list-item>
                <text:list-item>
                  <text:p text:style-name="P5"><text:span text:style-name="T1">&lt;/{TAG}+\s*&gt; for close html tag</text:span></text:p>
                </text:list-item>
                <text:list-item>
                  <text:p text:style-name="P5"><text:span text:style-name="T1">[^&lt;^\-^&gt;^\$^\^]* <text:s/>for reading content of the html tags</text:span></text:p>
                </text:list-item>
                <text:list-item>
                  <text:p text:style-name="P5"><text:span text:style-name="T1">&lt;!-- for comment start</text:span></text:p>
                </text:list-item>
                <text:list-item>
                  <text:p text:style-name="P5"><text:span text:style-name="T1">--&gt; for comment end</text:span></text:p>
                </text:list-item>
                <text:list-item>
                  <text:p text:style-name="P5"><text:span text:style-name="T1">&lt;!doctype[^&gt;]*&gt; and &lt;!DOCTYPE[^&gt;]*&gt; for find html doc type</text:span></text:p>
                </text:list-item>
                <text:list-item>
                  <text:p text:style-name="P5"><text:span text:style-name="T1">[&lt;&gt;\-\^\$]? : for missing content.</text:span></text:p>
                </text:list-item>
              </text:list>
            </text:list-item>
          </text:list>
          <text:p text:style-name="P5"><text:span text:style-name="T1"/></text:p>
          <text:p text:style-name="P5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Html Leex grammer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5"><text:span text:style-name="T2">Definitions</text:span><text:span text:style-name="T1">.</text:span></text:p>
            </text:list-item>
            <text:list-item>
              <text:p text:style-name="P5"><text:span text:style-name="T1">TAG = [a-zA-Z0-9_\-]</text:span></text:p>
            </text:list-item>
            <text:list-item>
              <text:p text:style-name="P5"><text:span text:style-name="T1">Attr = [^&gt;]</text:span></text:p>
            </text:list-item>
            <text:list-item>
              <text:p text:style-name="P5"><text:span text:style-name="T2">Rules</text:span><text:span text:style-name="T1">.</text:span></text:p>
            </text:list-item>
            <text:list-item>
              <text:p text:style-name="P5"><text:span text:style-name="T1">[\s\t\r\n]+ : skip_token.</text:span></text:p>
            </text:list-item>
            <text:list-item>
              <text:p text:style-name="P5"><text:span text:style-name="T1">&lt;!DOCTYPE[^&gt;]*&gt; : skip_token.</text:span></text:p>
            </text:list-item>
            <text:list-item>
              <text:p text:style-name="P5"><text:span text:style-name="T1">&lt;!doctype[^&gt;]*&gt; : skip_token.</text:span></text:p>
            </text:list-item>
            <text:list-item>
              <text:p text:style-name="P5"><text:span text:style-name="T1">[&lt;&gt;\-]? : {token,{content,TokenChars}}.</text:span></text:p>
            </text:list-item>
            <text:list-item>
              <text:p text:style-name="P5"><text:span text:style-name="T1">&lt;!-- : {token,{comment_start}}.</text:span></text:p>
            </text:list-item>
            <text:list-item>
              <text:p text:style-name="P5"><text:span text:style-name="T1">--&gt; : {token,{comment_end}}.</text:span></text:p>
            </text:list-item>
            <text:list-item>
              <text:p text:style-name="P5"><text:span text:style-name="T1">\^ : {token,{content,"^"}}.</text:span></text:p>
            </text:list-item>
            <text:list-item>
              <text:p text:style-name="P5"><text:span text:style-name="T1">\$ : {token,{content,"$"}}.</text:span></text:p>
            </text:list-item>
            <text:list-item>
              <text:p text:style-name="P5"><text:span text:style-name="T1">&lt;{TAG}+\s*&gt; : {token,handle_start_tag(TokenChars)}.</text:span></text:p>
            </text:list-item>
            <text:list-item>
              <text:p text:style-name="P5"><text:span text:style-name="T1">&lt;{TAG}+(\s*{TAG}+\s*=\s*{Attr}+\s*)*(/&gt;|&gt;) : {token,process_attributes(TokenChars)}. </text:span></text:p>
            </text:list-item>
            <text:list-item>
              <text:p text:style-name="P5"><text:span text:style-name="T1">&lt;/{TAG}+\s*&gt; : {token,handle_end_tag(TokenChars)}.</text:span></text:p>
            </text:list-item>
            <text:list-item>
              <text:p text:style-name="P5"><text:span text:style-name="T1">[^&lt;^\-^&gt;^\$^\^]* : {token,{content,remove_html_tags(TokenChars)}}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2" draw:layer="layout" svg:width="19.599cm" svg:height="1.799cm" svg:x="1.2cm" svg:y="1.8cm">
          <text:p text:style-name="P1"><text:span text:style-name="T1">Html Yecc parser gramm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638cm" svg:height="12.179cm" svg:x="1.4cm" svg:y="5.82cm">
          <text:list text:style-name="L2">
            <text:list-item>
              <text:p text:style-name="P5"><text:span text:style-name="T2">Nonterminals</text:span><text:span text:style-name="T1"> tag comments tags improperTag improperTags.</text:span></text:p>
            </text:list-item>
            <text:list-item>
              <text:p text:style-name="P5"><text:span text:style-name="T2">Terminals</text:span><text:span text:style-name="T1"> comment_start comment_end start_tag end_tag start_end_tag content.</text:span></text:p>
            </text:list-item>
            <text:list-item>
              <text:p text:style-name="P5"><text:span text:style-name="T2">Rootsymbol</text:span><text:span text:style-name="T1"> tags.</text:span></text:p>
            </text:list-item>
            <text:list-item>
              <text:p text:style-name="P5"><text:span text:style-name="T1">tag -&gt; comments : {[],[]}.</text:span></text:p>
            </text:list-item>
            <text:list-item>
              <text:p text:style-name="P5"><text:span text:style-name="T1">tag -&gt; content : {[],element(2,'$1')}.</text:span></text:p>
            </text:list-item>
            <text:list-item>
              <text:p text:style-name="P5"><text:span text:style-name="T1">tag -&gt; start_end_tag : {value_of('$1'),[]}.</text:span></text:p>
            </text:list-item>
            <text:list-item>
              <text:p text:style-name="P5"><text:span text:style-name="T1">tag -&gt; start_tag end_tag : {value_of('$1'),[]}.</text:span></text:p>
            </text:list-item>
            <text:list-item>
              <text:p text:style-name="P5"><text:span text:style-name="T1">tag -&gt; start_tag tags end_tag : {add_content(value_of('$1',element(2,'$2')),element(1,'$2')),[]}.</text:span></text:p>
            </text:list-item>
            <text:list-item>
              <text:p text:style-name="P5"><text:span text:style-name="T1">tags -&gt; tag : '$1'.</text:span></text:p>
            </text:list-item>
            <text:list-item>
              <text:p text:style-name="P5"><text:span text:style-name="T1">tags -&gt; tag tags : {add_tags('$1','$2'),add_contents('$1','$2')}.</text:span></text:p>
            </text:list-item>
            <text:list-item>
              <text:p text:style-name="P5"><text:span text:style-name="T1">comments -&gt; comment_start improperTags comment_end : {comment,'$2'}.</text:span></text:p>
            </text:list-item>
            <text:list-item>
              <text:p text:style-name="P5"><text:span text:style-name="T1">improperTag -&gt; start_tag : '$1'.</text:span></text:p>
            </text:list-item>
            <text:list-item>
              <text:p text:style-name="P5"><text:span text:style-name="T1">improperTag -&gt; end_tag : '$1'.</text:span></text:p>
            </text:list-item>
            <text:list-item>
              <text:p text:style-name="P5"><text:span text:style-name="T1">improperTag -&gt; content : '$1'.</text:span></text:p>
            </text:list-item>
            <text:list-item>
              <text:p text:style-name="P5"><text:span text:style-name="T1">improperTags -&gt; improperTag : '$1'.</text:span></text:p>
            </text:list-item>
            <text:list-item>
              <text:p text:style-name="P5"><text:span text:style-name="T1">improperTags -&gt; improperTag improperTags : ['$1','$2']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" draw:text-style-name="P2" draw:layer="layout" svg:width="19.599cm" svg:height="1.799cm" svg:x="1.2cm" svg:y="1.8cm">
          <text:p text:style-name="P1"><text:span text:style-name="T1">Leex html toke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638cm" svg:height="12.179cm" svg:x="1.4cm" svg:y="5.82cm">
          <text:list text:style-name="L2">
            <text:list-item>
              <text:p text:style-name="P5"><text:span text:style-name="T1">{start_tag,html,[]}.</text:span></text:p>
            </text:list-item>
            <text:list-item>
              <text:p text:style-name="P5"><text:span text:style-name="T1">{start_tag,head,[]}.</text:span></text:p>
            </text:list-item>
            <text:list-item>
              <text:p text:style-name="P5"><text:span text:style-name="T1">{content,"&lt;regu charset=\"utf-8\"&gt;"}.</text:span></text:p>
            </text:list-item>
            <text:list-item>
              <text:p text:style-name="P5"><text:span text:style-name="T1">{content," welcome "}.</text:span></text:p>
            </text:list-item>
            <text:list-item>
              <text:p text:style-name="P5"><text:span text:style-name="T1">{content,"&lt;/regu&gt;"}.</text:span></text:p>
            </text:list-item>
            <text:list-item>
              <text:p text:style-name="P5"><text:span text:style-name="T1">{start_tag,meta,[{charset,"utf-8"}]}.</text:span></text:p>
            </text:list-item>
            <text:list-item>
              <text:p text:style-name="P5"><text:span text:style-name="T1">{start_tag,title,[]}.</text:span></text:p>
            </text:list-item>
            <text:list-item>
              <text:p text:style-name="P5"><text:span text:style-name="T1">{content,"tringapps, Inc."}.</text:span></text:p>
            </text:list-item>
            <text:list-item>
              <text:p text:style-name="P5"><text:span text:style-name="T1">{end_tag,title}.</text:span></text:p>
            </text:list-item>
            <text:list-item>
              <text:p text:style-name="P5"><text:span text:style-name="T1">{start_tag,link,[{rel,"icon"},{type,"image/png"},{href,"images/favicon.png"}]}.</text:span></text:p>
            </text:list-item>
            <text:list-item>
              <text:p text:style-name="P5"><text:span text:style-name="T1">{start_end_tag,link,</text:span></text:p>
            </text:list-item>
            <text:list-item>
              <text:p text:style-name="P5"><text:span text:style-name="T1"><text:s text:c="15"/></text:span><text:span text:style-name="T1">[{rel,"stylesheet"},</text:span></text:p>
            </text:list-item>
            <text:list-item>
              <text:p text:style-name="P5"><text:span text:style-name="T1"><text:s text:c="16"/></text:span><text:span text:style-name="T1">{href,"css/styles.css"},</text:span></text:p>
            </text:list-item>
            <text:list-item>
              <text:p text:style-name="P5"><text:span text:style-name="T1"><text:s text:c="16"/></text:span><text:span text:style-name="T1">{type,"text/css"},</text:span></text:p>
            </text:list-item>
            <text:list-item>
              <text:p text:style-name="P5"><text:span text:style-name="T1"><text:s text:c="16"/></text:span><text:span text:style-name="T1">{media,"screen"}]}.</text:span></text:p>
            </text:list-item>
            <text:list-item>
              <text:p text:style-name="P5"><text:span text:style-name="T1">{start_tag,script,</text:span></text:p>
            </text:list-item>
            <text:list-item>
              <text:p text:style-name="P5"><text:span text:style-name="T1"><text:s text:c="11"/></text:span><text:span text:style-name="T1">[{src,"http://ajax.googleapis.com/ajax/libs/jquery/1.7.2/jquery.min.js"}]}.</text:span></text:p>
            </text:list-item>
            <text:list-item>
              <text:p text:style-name="P5"><text:span text:style-name="T1">{end_tag,script}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" draw:text-style-name="P2" draw:layer="layout" svg:width="19.599cm" svg:height="1.799cm" svg:x="1.2cm" svg:y="1.8cm">
          <text:p text:style-name="P1"><text:span text:style-name="T1">Html yecc parse 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638cm" svg:height="12.179cm" svg:x="1.4cm" svg:y="5.82cm">
          <text:list text:style-name="L2">
            <text:list-item>
              <text:list>
                <text:list-item>
                  <text:list>
                    <text:list-header>
                      <text:p text:style-name="P5"><text:span text:style-name="T1">{html,[],[]}.</text:span></text:p>
                    </text:list-header>
                  </text:list>
                </text:list-item>
              </text:list>
            </text:list-item>
          </text:list>
          <text:p text:style-name="P5"><text:span text:style-name="T1"><text:tab/></text:span><text:span text:style-name="T1"><text:tab/></text:span><text:span text:style-name="T1">{head,[],"&lt;regu charset=\"utf-8\"&gt; welcome &lt;/regu&gt;"}.</text:span></text:p>
          <text:p text:style-name="P5"><text:span text:style-name="T1"><text:tab/></text:span><text:span text:style-name="T1"><text:tab/></text:span><text:span text:style-name="T1">{script,[{type,"text/javascript"},{src,"js/small_carousel.js"}],[]}.</text:span></text:p>
          <text:p text:style-name="P5"><text:span text:style-name="T1"><text:tab/></text:span><text:span text:style-name="T1"><text:tab/></text:span><text:span text:style-name="T1">{title,[],"tringapps, Inc."}.</text:span></text:p>
          <text:p text:style-name="P5"><text:span text:style-name="T1"><text:tab/></text:span><text:span text:style-name="T1"><text:tab/></text:span><text:span text:style-name="T1">{body,[],[]}.</text:span></text:p>
          <text:p text:style-name="P5"><text:span text:style-name="T1"><text:tab/></text:span><text:span text:style-name="T1"><text:tab/></text:span><text:span text:style-name="T1">{a,[{id,"mobile-a"}, <text:s text:c="3"/>{href,"javascript:void(0)"}, <text:s/></text:span></text:p>
          <text:p text:style-name="P5"><text:span text:style-name="T1"><text:tab/></text:span><text:span text:style-name="T1"><text:tab/></text:span><text:span text:style-name="T1">{onclick,"event.preventDefault();loadXMLDoc("}], <text:s text:c="2"/>"CEO Talk"}.</text:span></text:p>
          <text:p text:style-name="P5"><text:span text:style-name="T1"><text:tab/></text:span><text:span text:style-name="T1"><text:tab/></text:span><text:span text:style-name="T1">{p,[], <text:s text:c="2"/>"Find out more on how tringapps team can help your</text:span></text:p>
          <text:p text:style-name="P5"><text:span text:style-name="T1"><text:tab/></text:span><text:span text:style-name="T1"><text:tab/></text:span><text:span text:style-name="T1">team win in brick-mobile landscape. Send us a short note and </text:span></text:p>
          <text:p text:style-name="P5"><text:span text:style-name="T1"><text:tab/></text:span><text:span text:style-name="T1"><text:tab/></text:span><text:span text:style-name="T1">we will reach out to you."}.</text:span></text:p>
          <text:p text:style-name="P5"><text:span text:style-name="T1"><text:tab/></text:span><text:span text:style-name="T1"><text:tab/></text:span><text:span text:style-name="T1">{input,[{type,"image"}, <text:s text:c="7"/>{src,"images/submit.png"}, <text:s text:c="6"/></text:span></text:p>
          <text:p text:style-name="P5"><text:span text:style-name="T1"><text:tab/></text:span><text:span text:style-name="T1"><text:tab/></text:span><text:span text:style-name="T1">{class,"submit submitButton"}], <text:s text:c="6"/>[]}.</text:span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<text:span text:style-name="T1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no-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27.998cm" svg:height="20.998cm" svg:x="0.001cm" svg:y="0.001cm">
        <draw:image xlink:href="Pictures/1000000000000CEC000009B16D3849F3A43CBBBC.png" xlink:type="simple" xlink:show="embed" xlink:actuate="onLoad">
          <text:p/>
        </draw:image>
      </draw:frame>
      <draw:frame draw:name="PlaceHolder 1" presentation:style-name="Mpr1" draw:text-style-name="MP6" draw:layer="backgroundobjects" svg:width="19.599cm" svg:height="1.8cm" svg:x="1.2cm" svg:y="1.8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8cm" svg:height="20.998cm" svg:x="0.001cm" svg:y="0.001cm">
        <draw:image xlink:href="Pictures/1000000000000CEC000009B16D3849F3A43CBBBC.png" xlink:type="simple" xlink:show="embed" xlink:actuate="onLoad">
          <text:p/>
        </draw:image>
      </draw:frame>
      <draw:frame draw:name="PlaceHolder 1" presentation:style-name="Mpr4" draw:text-style-name="MP6" draw:layer="backgroundobjects" svg:width="19.599cm" svg:height="1.8cm" svg:x="1.2cm" svg:y="1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4.638cm" svg:height="12.179cm" svg:x="1.4cm" svg:y="5.82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09T22:09:51.655689888</dc:date>
    <meta:editing-duration>PT7M17S</meta:editing-duration>
    <meta:editing-cycles>2</meta:editing-cycles>
    <meta:generator>LibreOffice/5.1.6.2$Linux_X86_64 LibreOffice_project/10m0$Build-2</meta:generator>
    <meta:document-statistic meta:object-count="72"/>
  </office:meta>
</office:document-meta>
</file>